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 fo:font-size="8pt" style:font-size-asian="8pt" style:font-size-complex="8pt"/>
    </style:style>
    <style:style style:name="ce3" style:family="table-cell" style:parent-style-name="Default">
      <style:text-properties fo:color="#800000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We can have a global graph containing the graph of the current state, avoids passing graph as an paramet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enerating walls for all positions for now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ssumed time to be in second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Jump scenarios ache 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runing ache se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s the assumption that num of rows &amp; num of cols will always be odd is valid?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eck from where we are getting the start positions of the players</text:p>
          </table:table-cell>
          <table:table-cell table:number-columns-repeated="8"/>
          <table:table-cell table:style-name="ce3" office:value-type="string" calcext:value-type="string">
            <text:p>Test sahi se taking moves</text:p>
          </table:table-cell>
        </table:table-row>
        <table:table-row table:style-name="ro1">
          <table:table-cell table:number-columns-repeated="11"/>
          <table:table-cell table:style-name="ce3" office:value-type="string" calcext:value-type="string">
            <text:p>Test pruning proper</text:p>
          </table:table-cell>
        </table:table-row>
        <table:table-row table:style-name="ro1">
          <table:table-cell table:number-columns-repeated="11"/>
          <table:table-cell table:style-name="ce3" office:value-type="string" calcext:value-type="string">
            <text:p>test jump</text:p>
          </table:table-cell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  <table:table-cell table:style-name="ce3" office:value-type="string" calcext:value-type="string">
            <text:p>implement utility function change &amp; test proper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fic startings</text:p>
          </table:table-cell>
          <table:table-cell table:number-columns-repeated="8"/>
          <table:table-cell table:style-name="ce3" office:value-type="string" calcext:value-type="string">
            <text:p>Specific start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tility function to be changed &amp; final to be se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 style:data-style-name="N2" text:time-value="15:56:10.518272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3-14T20:34:44.355794220</dc:date>
    <meta:editing-duration>PT5H29M45S</meta:editing-duration>
    <meta:editing-cycles>19</meta:editing-cycles>
    <meta:generator>LibreOffice/4.3.3.2$Linux_X86_64 LibreOffice_project/430m0$Build-2</meta:generator>
    <meta:document-statistic meta:table-count="1" meta:cell-count="20" meta:object-count="0"/>
  </office:meta>
</office:document-meta>
</file>